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language="pt" fo:country="PT"/>
    </style:style>
    <style:style style:name="P2" style:family="paragraph" style:parent-style-name="Standard">
      <style:text-properties fo:language="pt" fo:country="PT" fo:font-weight="bold" officeooo:paragraph-rsid="000ec18c" style:font-weight-asian="bold" style:font-weight-complex="bold"/>
    </style:style>
    <style:style style:name="P3" style:family="paragraph" style:parent-style-name="Standard">
      <style:paragraph-properties fo:line-height="150%"/>
      <style:text-properties fo:language="pt" fo:country="PT" officeooo:paragraph-rsid="000ec18c"/>
    </style:style>
    <style:style style:name="P4" style:family="paragraph" style:parent-style-name="Standard">
      <style:paragraph-properties fo:line-height="150%"/>
      <style:text-properties fo:language="pt" fo:country="PT" officeooo:paragraph-rsid="00105348"/>
    </style:style>
    <style:style style:name="T1" style:family="text">
      <style:text-properties officeooo:rsid="000ec18c"/>
    </style:style>
    <style:style style:name="T2" style:family="text">
      <style:text-properties fo:font-style="italic" fo:font-weight="normal" officeooo:rsid="000ec18c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officeooo:rsid="000ec18c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05348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Nas cavernas</text:span></text:p>
      <text:p text:style-name="P1"><text:span text:style-name="T1"/></text:p>
      <text:p text:style-name="P3"><text:span text:style-name="T1">Se bem se lembram da minha crónica onde descrevi a intrépida fuga de Valéria, terminei-a às portas do inferno, por assim dizer. Inverti o passo quando ela se adentrou no mundo subterrâneo das cavernas da Tasmânia</text:span><text:span text:style-name="T2">. </text:span><text:span text:style-name="T3">Eu não o sabia antes de consultar um mapa promenorizado da região, mas ao que parece é bem possível que aquele pedaço de terra e rocha aberto ao céu seja um ramal com a acesso a algumas das muitas cavernas turísticas conhecidas aqui na região. </text:span></text:p>
      <text:p text:style-name="P4"><text:span text:style-name="T4">Lembrar da claustrofobia do filme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0T00:41:56</meta:creation-date>
    <dc:date>2013-01-30T00:54:26</dc:date>
    <meta:editing-duration>PT17S</meta:editing-duration>
    <meta:editing-cycles>2</meta:editing-cycles>
    <meta:generator>LibreOffice/3.6$MacOSX_x86 LibreOffice_project/da8c1e6-fd468f4-454e206-f42a4a9-143cfd</meta:generator>
    <meta:document-statistic meta:table-count="0" meta:image-count="0" meta:object-count="0" meta:page-count="1" meta:paragraph-count="3" meta:word-count="88" meta:character-count="503" meta:non-whitespace-character-count="417"/>
  </office:meta>
</office:document-meta>
</file>